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style:text-position="super 66.6%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text-position="super 66.6%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text-position="super 66.6%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text-position="super 66.6%"/>
    </style:style>
    <style:style style:name="T24" style:parent-style-name="DefaultParagraphFont" style:family="text">
      <style:text-properties style:text-position="super 66.6%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text-position="super 66.6%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text-position="super 66.6%"/>
    </style:style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text-position="super 66.6%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style:text-position="super 66.6%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5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5" style:family="paragraph"/>
    <style:style style:name="T5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>This assignment is slightly stronger than the previous vibration paper because the underlying physics (linking random walks to the diffusion equation) is derived from first principles<text:s/><text:span text:style-name="T2">11</text:span>, and the physical interpretation of the results (separating diffusivity $\alpha$ from conductivity $\kappa$) is excellent<text:span text:style-name="T3">222</text:span>.</text:p>
      <text:p text:style-name="Normal">+3</text:p>
      <text:p text:style-name="Normal">However, the simulation parameters chosen ($12 \times 12$ grid, $N=1500$) are incredibly low, which makes the simulation feel like a "toy model" rather than a serious scientific investigation.</text:p>
      <text:p text:style-name="Normal">I would estimate this paper at a<text:s/><text:span text:style-name="T4">Solid First (70%–74%)</text:span>. It scores high on Physics Understanding but loses marks on Computational Implementation (due to the low resolution/packet count).</text:p>
      <text:p text:style-name="P5">Strengths (Why it scores a First)</text:p>
      <text:list text:style-name="LFO1" text:continue-numbering="true">
        <text:list-item>
          <text:p text:style-name="P6"><text:span text:style-name="T7">Correct Physical Scaling:</text:span><text:s/>Many students simply simulate the random walk and plot "Particle Density." This student correctly identified that to get a<text:s/><text:span text:style-name="T8">Temperature</text:span><text:s/>in Celsius, you must scale the density by the ratio $\alpha / \kappa$<text:span text:style-name="T9">3</text:span>. This shows a deep understanding of thermal physics that goes beyond the basic code.</text:p>
        </text:list-item>
        <text:list-item>
          <text:p text:style-name="P10"><text:span text:style-name="T11">Clear Derivation:</text:span><text:s/>The derivation connecting the move probability $p$ to thermal diffusivity $\alpha$ (Equation 3) is clear and explicitly calculated for Copper<text:span text:style-name="T12">4444</text:span>.</text:p>
        </text:list-item>
      </text:list>
      <text:p text:style-name="Normal">+1</text:p>
      <text:list text:style-name="LFO1" text:continue-numbering="true">
        <text:list-item>
          <text:p text:style-name="P13"><text:span text:style-name="T14">Critical Discussion:</text:span><text:s/>The student correctly identifies the major flaw in their own model: the "Absorbing Boundary Conditions"<text:span text:style-name="T15">5</text:span>. They explain<text:s/><text:span text:style-name="T16">why</text:span><text:s/>this is wrong (it artificially cools the plate) and<text:s/><text:span text:style-name="T17">what</text:span><text:s/>should be done instead (Neumann boundaries). This level of self-criticism attracts high marks.</text:p>
        </text:list-item>
      </text:list>
      <text:p text:style-name="P18">Weaknesses (What is holding it back from 80%+)</text:p>
      <text:list text:style-name="LFO2" text:continue-numbering="true">
        <text:list-item>
          <text:p text:style-name="P19"><text:span text:style-name="T20">Extremely Low Resolution:</text:span></text:p>
          <text:list text:continue-numbering="true">
            <text:list-item>
              <text:p text:style-name="P21"><text:span text:style-name="T22">Grid:</text:span><text:s/>A $12 \times 12$ grid<text:s/><text:span text:style-name="T23">6</text:span><text:s/>is very coarse. The "hotspot" is only 3 pixels wide<text:span text:style-name="T24">7</text:span>. This leads to significant discretization errors.</text:p>
            </text:list-item>
          </text:list>
        </text:list-item>
      </text:list>
      <text:p text:style-name="Normal">+1</text:p>
      <text:list text:style-name="LFO2" text:continue-numbering="true">
        <text:list-item>
          <text:list>
            <text:list-item>
              <text:p text:style-name="P25"><text:span text:style-name="T26">Particles:</text:span><text:s/>$N=1500$ packets<text:s/><text:span text:style-name="T27">8</text:span><text:s/>is very low for a Monte Carlo simulation. Standard practice is $N=10^4$ or $10^5$ to smooth out the noise.</text:p>
            </text:list-item>
          </text:list>
        </text:list-item>
        <text:list-item>
          <text:p text:style-name="P28"><text:span text:style-name="T29">Unrealistic Boundary Conditions:</text:span><text:s/>As the student noted, setting the edges to $T=0$ (Absorbing) is physically unrealistic for a computer chip<text:span text:style-name="T30">9</text:span>. It essentially assumes the edges of the chip are dipped in ice water.</text:p>
        </text:list-item>
        <text:list-item>
          <text:p text:style-name="P31"><text:span text:style-name="T32">Lack of Validation:</text:span><text:s/>There is no comparison to an analytic solution (e.g., the Green’s function for 2D diffusion). Without this, we don't know if the code<text:s/><text:span text:style-name="T33">actually</text:span><text:s/>solves the diffusion equation correctly or just looks like it does.</text:p>
        </text:list-item>
      </text:list>
      <text:p text:style-name="P34">How to Improve (3 Steps)</text:p>
      <text:p text:style-name="Normal"><text:span text:style-name="T35">1. "Brute Force" Improvement (Easy Marks):</text:span></text:p>
      <text:list text:style-name="LFO3" text:continue-numbering="true">
        <text:list-item>
          <text:p text:style-name="P36"><text:span text:style-name="T37">Action:</text:span><text:s/>Increase $N$ to 50,000 and the Grid to $50 \times 50$.</text:p>
        </text:list-item>
        <text:list-item>
          <text:p text:style-name="P38"><text:span text:style-name="T39">Why:</text:span><text:s/>Modern computers can do this in seconds. The current $12 \times 12$ heatmap<text:s/><text:span text:style-name="T40">10</text:span><text:s/>is blocky and unconvincing. A smooth, high-resolution plot would instantly make the work look professional rather than preliminary.</text:p>
        </text:list-item>
      </text:list>
      <text:p text:style-name="Normal"><text:span text:style-name="T41">2. Physical Improvement: "Reflecting Boundaries"</text:span></text:p>
      <text:list text:style-name="LFO4" text:continue-numbering="true">
        <text:list-item>
          <text:p text:style-name="P42"><text:span text:style-name="T43">Action:</text:span><text:s/>Change the code so that when a packet hits the edge, it bounces back (Reflecting/Neumann BC) instead of disappearing.</text:p>
        </text:list-item>
        <text:list-item>
          <text:p text:style-name="P44"><text:span text:style-name="T45">Why:</text:span><text:s/>This simulates an insulated edge, which forces the heat to escape<text:s/><text:span text:style-name="T46">only</text:span><text:s/>via the surface convection ($P_{conv}$), which is how real heat sinks work. This would fix the "artificial cooling" issue mentioned in the discussion<text:span text:style-name="T47">11</text:span>.</text:p>
        </text:list-item>
      </text:list>
      <text:p text:style-name="Normal"><text:span text:style-name="T48">3. Analytical Improvement: Validation</text:span></text:p>
      <text:list text:style-name="LFO5" text:continue-numbering="true">
        <text:list-item>
          <text:p text:style-name="P49"><text:span text:style-name="T50">Action:</text:span><text:s/>Compare the simulation result to a known theoretical curve.</text:p>
        </text:list-item>
        <text:list-item>
          <text:p text:style-name="P51"><text:span text:style-name="T52">The Check:</text:span><text:s/>For a 1D version of this problem, the temperature profile should decay exponentially. Plot the log of Temperature vs Distance from the center. If it’s a straight line, the simulation is valid.</text:p>
        </text:list-item>
        <text:list-item>
          <text:p text:style-name="P53"><text:span text:style-name="T54">Why:</text:span><text:s/>"Verification and Validation" is the gold standard for computational physics. Proving your random walk matches the exact mathematical solution pushes the grade into the 80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il Kay</meta:initial-creator>
    <dc:creator>Neil Kay</dc:creator>
    <meta:creation-date>2026-01-04T17:45:00Z</meta:creation-date>
    <dc:date>2026-01-04T17:46:00Z</dc:date>
    <meta:template xlink:href="Normal" xlink:type="simple"/>
    <meta:editing-cycles>1</meta:editing-cycles>
    <meta:editing-duration>PT60S</meta:editing-duration>
    <meta:document-statistic meta:page-count="2" meta:paragraph-count="7" meta:word-count="528" meta:character-count="3534" meta:row-count="25" meta:non-whitespace-character-count="3013"/>
  </office:meta>
</office:document-meta>
</file>